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5cm" svg:y1="9.164cm" svg:x2="14.085cm" svg:y2="2.369cm">
          <text:p/>
        </draw:line>
        <draw:line draw:style-name="gr1" draw:layer="layout" svg:x1="9.399cm" svg:y1="10.42cm" svg:x2="9.399cm" svg:y2="10.486cm">
          <text:p/>
        </draw:line>
        <draw:path draw:style-name="gr1" draw:layer="layout" svg:width="4.053cm" svg:height="0.922cm" svg:x="10.032cm" svg:y="9.164cm" svg:viewBox="0 0 4054 923" svg:d="M4054 0l-1046 59M3008 59l-1033 174M1975 233l-1007 290M968 523l-968 400">
          <text:p/>
        </draw:path>
        <draw:line draw:style-name="gr1" draw:layer="layout" svg:x1="9.4cm" svg:y1="10.42cm" svg:x2="8.766cm" svg:y2="10.821cm">
          <text:p/>
        </draw:line>
        <draw:line draw:style-name="gr1" draw:layer="layout" svg:x1="10.033cm" svg:y1="10.086cm" svg:x2="9.399cm" svg:y2="10.421cm">
          <text:p/>
        </draw:line>
        <draw:line draw:style-name="gr1" draw:layer="layout" svg:x1="0.026cm" svg:y1="2.369cm" svg:x2="14.086cm" svg:y2="2.369cm">
          <text:p/>
        </draw:line>
        <draw:line draw:style-name="gr1" draw:layer="layout" svg:x1="0.026cm" svg:y1="2.369cm" svg:x2="0.026cm" svg:y2="10.486cm">
          <text:p/>
        </draw:line>
        <draw:line draw:style-name="gr1" draw:layer="layout" svg:x1="9.399cm" svg:y1="10.487cm" svg:x2="10.033cm" svg:y2="10.086cm">
          <text:p/>
        </draw:line>
        <draw:line draw:style-name="gr1" draw:layer="layout" svg:x1="8.766cm" svg:y1="10.821cm" svg:x2="9.4cm" svg:y2="10.486cm">
          <text:p/>
        </draw:line>
        <draw:path draw:style-name="gr1" draw:layer="layout" svg:width="8.74cm" svg:height="1.249cm" svg:x="0.026cm" svg:y="10.486cm" svg:viewBox="0 0 8741 1250" svg:d="M0 0l1017 508M1017 508l1072 381M2089 889l1109 249M3198 1138l1131 112M4329 1250l1137-26M5466 1224l1125-163M6591 1061l1097-298M7688 763l1053-42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"/>
    <meta:generator>LibreOffice/4.3.3.2$Linux_x86 LibreOffice_project/430m0$Build-2</meta:generator>
  </office:meta>
</office:document-meta>
</file>